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 • <text:a xlink:type="simple" xlink:href="https://github.com/skyzyx/resume/raw/master/resumes/ryanparman-general-cv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.</text:p>
      <text:p text:style-name="Text_20_body">CI/CD, 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circleci.com/enterprise/" office:name=""><text:span text:style-name="Definition">CircleCI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www.atlassian.com/software/confluence" office:name=""><text:span text:style-name="Definition">Confluence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atlassian.com/software/jira" office:name=""><text:span text:style-name="Definition">Jira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gile, architecture, automation, code generation, containerization, coordination, debugging, disaster recovery, distributed, documentation, error budget, kanban, microservices, multi-platform, optimization, organization, performance, platforms, project management, refactoring, reliability, risk mitigation, roadmap management, scalability, scripting, scrum, security, stakeholder management, test-driven development, testing, troubleshooting, uptime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5:07:57Z</meta:creation-date>
    <dc:date>2025-02-01T05:07:57Z</dc:date>
  </office:meta>
</office:document-meta>
</file>